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6beae" officeooo:paragraph-rsid="0016beae"/>
    </style:style>
    <style:style style:name="P7" style:family="paragraph" style:parent-style-name="Table_20_Contents">
      <style:text-properties officeooo:rsid="00170568" officeooo:paragraph-rsid="00170568"/>
    </style:style>
    <style:style style:name="P8" style:family="paragraph" style:parent-style-name="Table_20_Contents" style:list-style-name="L2">
      <style:text-properties officeooo:rsid="00129b6e" officeooo:paragraph-rsid="0018bcc4"/>
    </style:style>
    <style:style style:name="P9" style:family="paragraph" style:parent-style-name="Table_20_Contents" style:list-style-name="L2">
      <style:text-properties officeooo:paragraph-rsid="0018bcc4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33728" text:style-name="Numerazione_20_UC">
              <text:list-item text:start-value="1">
                <text:p text:style-name="P10">L'impiegato accede alla <text:span text:style-name="T4">funzionalità</text:span> ricerca iscritti per <text:span text:style-name="T4">idoneità</text:span>.</text:p>
                <text:p text:style-name="P15"/>
              </text:list-item>
              <text:list-item>
                <text:p text:style-name="P12">Il sistema mostra le varie scelte possibili:</text:p>
              </text:list-item>
            </text:list>
            <text:list xml:id="list43630993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4">Iscritti idonei</text:span> </text:p>
                          </text:list-item>
                          <text:list-item>
                            <text:p text:style-name="P17">Iscritti non idonei</text:p>
                            <text:p text:style-name="P1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3652689" text:continue-list="list43633728" text:style-name="Numerazione_20_UC">
              <text:list-item>
                <text:p text:style-name="P11"><text:span text:style-name="T1"><text:s/>L'impiegato </text:span><text:span text:style-name="T2">sceglie una delle categorie elencate.</text:span></text:p>
                <text:p text:style-name="P13"/>
              </text:list-item>
              <text:list-item>
                <text:p text:style-name="P14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0916" text:style-name="L2">
              <text:list-item>
                <text:p text:style-name="P8"><text:span text:style-name="T4"><text:s/></text:span>La lista degli utenti iscritti potrebbe essere vuota, il sistema, quindi mostra una nuova pagina “non ci sono utenti iscritti per questa categoria”.</text:p>
              </text:list-item>
              <text:list-item>
                <text:p text:style-name="P9"><text:span text:style-name="T4"><text:s/>Non è stato ancora pubblicato un bando ufficiale per cui il sistema mostra una nuova pagina “i dati richiesti non sono ancora disponibili”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Il sistema deve rispondere in al più 5 second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8</meta:editing-cycles>
    <meta:generator>LibreOffice/3.6$Windows_x86 LibreOffice_project/da8c1e6-fd468f4-454e206-f42a4a9-143cfd</meta:generator>
    <dc:date>2012-10-21T23:50:32.46</dc:date>
    <meta:document-statistic meta:table-count="1" meta:image-count="0" meta:object-count="0" meta:page-count="1" meta:paragraph-count="22" meta:word-count="140" meta:character-count="930" meta:non-whitespace-character-count="815"/>
  </office:meta>
</office:document-meta>
</file>